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8"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10"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11"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6" style:family="paragraph" style:parent-style-name="Standard">
      <style:paragraph-properties fo:break-before="auto" fo:break-after="auto"/>
    </style:style>
    <style:style style:name="P17" style:family="paragraph" style:parent-style-name="Heading_20_1" style:list-style-name="WWNum2"/>
    <style:style style:name="P18" style:family="paragraph" style:parent-style-name="Heading_20_1" style:list-style-name="WWNum2">
      <style:paragraph-properties fo:margin-top="0.0398in" fo:margin-bottom="0in" loext:contextual-spacing="false"/>
    </style:style>
    <style:style style:name="P19" style:family="paragraph" style:parent-style-name="Heading_20_1" style:list-style-name="WWNum2">
      <style:paragraph-properties fo:margin-top="0in" fo:margin-bottom="0in" loext:contextual-spacing="false"/>
    </style:style>
    <style:style style:name="P20" style:family="paragraph" style:parent-style-name="Heading_20_1" style:list-style-name="WWNum2">
      <style:paragraph-properties fo:margin-top="0in" fo:margin-bottom="0.0429in" loext:contextual-spacing="false"/>
    </style:style>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Desarrollo de interfaces</text:span><text:span text:style-name="T2"><text:line-break/></text:span><text:span text:style-name="T3">UD 04. Guía didáctica</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4. Diseño de Interfaz de Usuario - Colores, Tipografía y Layout</text:span></text:p>
      <text:list xml:id="list4120368835" text:style-name="WWNum2">
        <text:list-item>
          <text:p text:style-name="P18"><text:bookmark text:name="_35ynxtfrmuvw"/>Conocimientos previos</text:p>
        </text:list-item>
      </text:list>
      <text:list xml:id="list3376467429" text:style-name="WWNum1">
        <text:list-item>
          <text:p text:style-name="P6">Conocimientos avanzados de programación.</text:p>
        </text:list-item>
      </text:list>
      <text:list xml:id="list72621287457917" text:continue-list="list4120368835" text:style-name="WWNum2">
        <text:list-item>
          <text:p text:style-name="P19"><text:bookmark text:name="_1w7nzw2o20ar"/><text:s/>Objetivos</text:p>
        </text:list-item>
      </text:list>
      <text:list xml:id="list607640062" text:style-name="WWNum3">
        <text:list-item>
          <text:p text:style-name="P7">Comprender los fundamentos del diseño de interfaz de usuario y su papel en la interacción hombre-máquina.</text:p>
        </text:list-item>
        <text:list-item>
          <text:p text:style-name="P7">Identificar los elementos principales que conforman una interfaz de usuario eficaz.</text:p>
        </text:list-item>
      </text:list>
      <text:list xml:id="list1949742104" text:style-name="WWNum7">
        <text:list-item>
          <text:p text:style-name="P8">Aplicar criterios de selección y uso del color en el diseño de interfaces para transmitir mensajes claros y mejorar la usabilidad.</text:p>
        </text:list-item>
      </text:list>
      <text:list xml:id="list201990278" text:style-name="WWNum4">
        <text:list-item>
          <text:p text:style-name="P9">Emplear la tipografía como recurso de comunicación y diseño en interfaces digitales.</text:p>
        </text:list-item>
        <text:list-item>
          <text:p text:style-name="P9">Organizar los elementos de una interfaz siguiendo principios de diseño que favorezcan la usabilidad.</text:p>
        </text:list-item>
        <text:list-item>
          <text:p text:style-name="P9">Reconocer y aplicar patrones de distribución habituales en el diseño de interfaces.</text:p>
        </text:list-item>
      </text:list>
      <text:list xml:id="list2777475174" text:style-name="WWNum6">
        <text:list-item>
          <text:p text:style-name="P10">Adaptar interfaces a distintos dispositivos y resoluciones, aplicando enfoques responsive y mobile-first.</text:p>
        </text:list-item>
      </text:list>
      <text:list xml:id="list72619755992645" text:continue-list="list72621287457917" text:style-name="WWNum2">
        <text:list-item>
          <text:p text:style-name="P19"><text:bookmark text:name="_u76wnfr4jev9"/>Contenidos</text:p>
        </text:list-item>
      </text:list>
      <text:list xml:id="list2147473484" text:style-name="WWNum5">
        <text:list-item>
          <text:p text:style-name="P11">Introducción al Diseño de Interfaz de Usuario (UI)</text:p>
        </text:list-item>
        <text:list-item>
          <text:p text:style-name="P11">Elementos Clave del Diseño UI</text:p>
        </text:list-item>
        <text:list-item>
          <text:p text:style-name="P11">El Color en el Diseño UI</text:p>
        </text:list-item>
        <text:list-item>
          <text:p text:style-name="P11">Tipografía en Interfaces</text:p>
        </text:list-item>
        <text:list-item>
          <text:p text:style-name="P11">Distribución Visual (Layout)</text:p>
        </text:list-item>
        <text:list-item>
          <text:p text:style-name="P11">Diseño Responsive y Mobile-First</text:p>
        </text:list-item>
      </text:list>
      <text:list xml:id="list72620661123820" text:continue-list="list72619755992645" text:style-name="WWNum2">
        <text:list-item>
          <text:p text:style-name="P20"><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2620103964346" text:continue-numbering="true" text:style-name="WWNum2">
        <text:list-item>
          <text:p text:style-name="P17"><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4. Guía didáctica</text:span></text:p>
      </style:header>
      <style:footer>
        <text:p text:style-name="MP4"><text:span text:style-name="MT1">CFGS DAM/DAW<text:tab/><text:tab/>Unidad 04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288" meta:character-count="1889" meta:non-whitespace-character-count="1644"/>
    <meta:generator>LibreOfficeDev/6.0.5.2$Linux_X86_64 LibreOffice_project/</meta:generator>
  </office:meta>
</office:document-meta>
</file>